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av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vProperty.createFromXml( Element property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DavProperty.DefaultDavProperty( DavPropertyName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vProperty.DefaultDavProperty( String name , Object value ,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vProperty.DefaultDavProperty( DavPropertyName name , Object value , boolean isProt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avProperty.DefaultDavProperty( String name , Object value , Namespace namespace , boolean isProt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